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403" officeooo:paragraph-rsid="00084403"/>
    </style:style>
    <style:style style:name="P2" style:family="paragraph" style:parent-style-name="Standard">
      <style:text-properties fo:font-weight="normal" officeooo:rsid="00084403" officeooo:paragraph-rsid="00084403" style:font-weight-asian="normal" style:font-weight-complex="normal"/>
    </style:style>
    <style:style style:name="P3" style:family="paragraph" style:parent-style-name="Standard">
      <style:text-properties style:font-name="Calibri" fo:font-weight="bold" officeooo:rsid="00084403" officeooo:paragraph-rsid="00084403" style:font-weight-asian="bold" style:font-weight-complex="bold"/>
    </style:style>
    <style:style style:name="P4" style:family="paragraph" style:parent-style-name="Standard">
      <style:text-properties style:font-name="Calibri" fo:font-weight="normal" officeooo:rsid="00084403" officeooo:paragraph-rsid="00084403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084403" officeooo:paragraph-rsid="000a12c9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84403" officeooo:paragraph-rsid="000b24bd" style:font-weight-asian="normal" style:font-weight-complex="normal"/>
    </style:style>
    <style:style style:name="P7" style:family="paragraph" style:parent-style-name="Standard" style:list-style-name="L1">
      <style:text-properties style:font-name="Calibri" fo:font-weight="normal" officeooo:rsid="00084403" officeooo:paragraph-rsid="000b24bd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0a12c9" officeooo:paragraph-rsid="000a12c9" style:font-weight-asian="normal" style:font-weight-complex="normal"/>
    </style:style>
    <style:style style:name="P9" style:family="paragraph" style:parent-style-name="Standard">
      <style:text-properties style:font-name="Calibri" fo:font-weight="normal" officeooo:rsid="000b24bd" officeooo:paragraph-rsid="000b24bd" style:font-weight-asian="normal" style:font-weight-complex="normal"/>
    </style:style>
    <style:style style:name="P10" style:family="paragraph" style:parent-style-name="Standard" style:list-style-name="L1">
      <style:text-properties style:font-name="Calibri" fo:font-weight="normal" officeooo:rsid="000b24bd" officeooo:paragraph-rsid="000b24bd" style:font-weight-asian="normal" style:font-weight-complex="normal"/>
    </style:style>
    <style:style style:name="P11" style:family="paragraph" style:parent-style-name="Standard" style:list-style-name="L1">
      <style:text-properties style:font-name="Calibri" fo:font-weight="normal" officeooo:rsid="000cafe3" officeooo:paragraph-rsid="000cafe3" style:font-weight-asian="normal" style:font-weight-complex="normal"/>
    </style:style>
    <style:style style:name="P12" style:family="paragraph" style:parent-style-name="Standard">
      <style:text-properties style:font-name="Calibri" officeooo:rsid="00084403" officeooo:paragraph-rsid="00084403"/>
    </style:style>
    <style:style style:name="P13" style:family="paragraph" style:parent-style-name="Standard">
      <style:text-properties style:font-name="Calibri" officeooo:paragraph-rsid="00084403"/>
    </style:style>
    <style:style style:name="P14" style:family="paragraph" style:parent-style-name="Standard">
      <style:text-properties officeooo:paragraph-rsid="000a12c9"/>
    </style:style>
    <style:style style:name="T1" style:family="text">
      <style:text-properties officeooo:rsid="000844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84403" style:font-weight-asian="normal" style:font-weight-complex="normal"/>
    </style:style>
    <style:style style:name="T4" style:family="text">
      <style:text-properties fo:font-variant="normal" fo:text-transform="none" fo:color="#666666" style:font-name="Roboto" fo:font-size="10.5pt" fo:letter-spacing="normal" fo:font-style="normal" fo:font-weight="bold"/>
    </style:style>
    <style:style style:name="T5" style:family="text">
      <style:text-properties fo:font-variant="normal" fo:text-transform="none" fo:color="#666666" fo:font-size="10.5pt" fo:letter-spacing="normal" fo:font-style="normal" fo:font-weight="bold"/>
    </style:style>
    <style:style style:name="T6" style:family="text">
      <style:text-properties officeooo:rsid="000a12c9"/>
    </style:style>
    <style:style style:name="T7" style:family="text">
      <style:text-properties style:font-name="Calibri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weight="normal" officeooo:rsid="000a12c9" style:font-weight-asian="normal" style:font-weight-complex="normal"/>
    </style:style>
    <style:style style:name="T10" style:family="text">
      <style:text-properties officeooo:rsid="000d13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ices URL: https://rentalappservice.000webhost.com/</text:p>
      <text:p text:style-name="P3"/>
      <text:p text:style-name="P3">To Login: </text:p>
      <text:p text:style-name="P3"/>
      <text:p text:style-name="P4">Parameters to pass:</text:p>
      <text:p text:style-name="P4"/>
      <text:p text:style-name="P4"><text:tab/>$_POST[‘username’]</text:p>
      <text:p text:style-name="P4"><text:tab/>$_POST[‘password’]</text:p>
      <text:p text:style-name="P4">URL:</text:p>
      <text:p text:style-name="P4"><text:tab/></text:p>
      <text:p text:style-name="P1"><text:span text:style-name="T7"><text:tab/></text:span><text:span text:style-name="T8"> </text:span><text:a xlink:type="simple" xlink:href="https://rentalappservice.000webhostapp.com/loginService.php" text:style-name="Internet_20_link" text:visited-style-name="Visited_20_Internet_20_Link"><text:span text:style-name="T8">https://rentalappservice.000webhost.com/loginService.php</text:span></text:a></text:p>
      <text:p text:style-name="P12"><text:span text:style-name="T2"/></text:p>
      <text:p text:style-name="P12"><text:span text:style-name="T2"/></text:p>
      <text:p text:style-name="P12"><text:span text:style-name="T2">To Show Dashbaord:</text:span></text:p>
      <text:p text:style-name="P12"><text:span text:style-name="T2"/></text:p>
      <text:p text:style-name="P4">Parameters to pass:</text:p>
      <text:p text:style-name="P4"/>
      <text:p text:style-name="P4"><text:tab/>None</text:p>
      <text:p text:style-name="P4"/>
      <text:p text:style-name="P4">URL:</text:p>
      <text:p text:style-name="P4"/>
      <text:p text:style-name="P2"><text:span text:style-name="T7"><text:tab/></text:span><text:a xlink:type="simple" xlink:href="https://rentalappservice.000webhostapp.com/showdashboard.php" text:style-name="Internet_20_link" text:visited-style-name="Visited_20_Internet_20_Link"><text:span text:style-name="T7">https://rentalappservice.000webhost.com/showdashboard.php</text:span></text:a></text:p>
      <text:p text:style-name="P4"/>
      <text:p text:style-name="P4">Returns:</text:p>
      <text:p text:style-name="P4"/>
      <text:p text:style-name="P4"><text:tab/><text:span text:style-name="T10">Rows and their values in</text:span> JSON</text:p>
      <text:p text:style-name="P4"/>
      <text:p text:style-name="P9"><text:tab/>Table Rows names that are returned</text:p>
      <text:list xml:id="list2980052908" text:style-name="L1">
        <text:list-item>
          <text:p text:style-name="P10"><text:span text:style-name="T1">username</text:span></text:p>
        </text:list-item>
        <text:list-item>
          <text:p text:style-name="P7">advType</text:p>
        </text:list-item>
        <text:list-item>
          <text:p text:style-name="P7">advDetails</text:p>
        </text:list-item>
        <text:list-item>
          <text:p text:style-name="P7">advlocationdetail</text:p>
        </text:list-item>
        <text:list-item>
          <text:p text:style-name="P7">advlocationlong</text:p>
        </text:list-item>
        <text:list-item>
          <text:p text:style-name="P7">advlocationlat</text:p>
        </text:list-item>
        <text:list-item>
          <text:p text:style-name="P7">advprice</text:p>
        </text:list-item>
        <text:list-item>
          <text:p text:style-name="P7">advcontact</text:p>
        </text:list-item>
        <text:list-item>
          <text:p text:style-name="P11">advimg</text:p>
        </text:list-item>
      </text:list>
      <text:p text:style-name="P6"/>
      <text:p text:style-name="P6"/>
      <text:list xml:id="list20353989691976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To Show Favourite:</text:p>
      <text:p text:style-name="P4"/>
      <text:p text:style-name="P4">Parmerters to pass:</text:p>
      <text:p text:style-name="P4"><text:tab/></text:p>
      <text:p text:style-name="P4"><text:tab/>$_POST[‘username’]</text:p>
      <text:p text:style-name="P4">URL:</text:p>
      <text:p text:style-name="P2"><text:span text:style-name="T7"><text:tab/></text:span><text:a xlink:type="simple" xlink:href="https://rentalappservice.000webhost.com/showFavourite.php" text:style-name="Internet_20_link" text:visited-style-name="Visited_20_Internet_20_Link"><text:span text:style-name="T7">https://rentalappservice.000webhost.com/showFavourite.php</text:span></text:a></text:p>
      <text:p text:style-name="P4"/>
      <text:p text:style-name="P4">Returns:</text:p>
      <text:p text:style-name="P4"><text:tab/>List of Favourite ads saved by user in JSON.</text:p>
      <text:p text:style-name="P4"/>
      <text:p text:style-name="P3">To Sign UP</text:p>
      <text:p text:style-name="P3"/>
      <text:p text:style-name="P4">Parameters to pass:</text:p>
      <text:p text:style-name="P4"/>
      <text:p text:style-name="P4"><text:tab/>$_POST[‘username’]</text:p>
      <text:p text:style-name="P4"><text:tab/>$_POST[‘password’]</text:p>
      <text:p text:style-name="P4"><text:tab/>$_POST[‘email’]</text:p>
      <text:p text:style-name="P4"><text:tab/>$_POST[‘phone’]</text:p>
      <text:p text:style-name="P4"><text:tab/>$_POST[‘fullname’]</text:p>
      <text:p text:style-name="P4">URL:</text:p>
      <text:p text:style-name="P2"><text:span text:style-name="T7"><text:tab/></text:span><text:a xlink:type="simple" xlink:href="https://rentalappservice.000webhost.com/signupuser.php" text:style-name="Internet_20_link" text:visited-style-name="Visited_20_Internet_20_Link"><text:span text:style-name="T7">https://rentalappservice.000webhost.com/signupuser.php</text:span></text:a></text:p>
      <text:p text:style-name="P4">Returns:</text:p>
      <text:p text:style-name="P4"><text:tab/></text:p>
      <text:p text:style-name="P4"><text:tab/>None</text:p>
      <text:p text:style-name="P4"/>
      <text:p text:style-name="P3">To add Ads by user</text:p>
      <text:p text:style-name="P4"/>
      <text:p text:style-name="P4">Parameters to pass:</text:p>
      <text:p text:style-name="P4"><text:tab/></text:p>
      <text:p text:style-name="P4"><text:tab/>$_POST[‘username’]</text:p>
      <text:p text:style-name="P4"><text:tab/>$_POST[‘advType’]</text:p>
      <text:p text:style-name="P4"><text:tab/>$_POST[‘advDetails’]</text:p>
      <text:p text:style-name="P4"><text:tab/>$_POST[‘advlocationdetail’]</text:p>
      <text:p text:style-name="P4"><text:tab/>$_POST[‘advlocationlong’]</text:p>
      <text:p text:style-name="P4"><text:tab/>$_POST[‘advlocationlat’]</text:p>
      <text:p text:style-name="P4"><text:tab/>$_POST[‘advprice’]</text:p>
      <text:p text:style-name="P4"><text:tab/>$_POST[‘advcontact’]</text:p>
      <text:p text:style-name="P4"><text:tab/>$_POST[‘advimg’] <text:s/>(Image location)</text:p>
      <text:p text:style-name="P4">URL:</text:p>
      <text:p text:style-name="P13"><text:span text:style-name="T3"><text:tab/>https://rentalappservice.000webhost.com/</text:span><text:span text:style-name="T5">advPOSTinsertService.php</text:span> </text:p>
      <text:p text:style-name="P13"/>
      <text:p text:style-name="P12">Returns:</text:p>
      <text:p text:style-name="P12"><text:tab/>None</text:p>
      <text:p text:style-name="P12"/>
      <text:p text:style-name="P12"><text:soft-page-break/></text:p>
      <text:p text:style-name="P3">To add Favourite</text:p>
      <text:p text:style-name="P3"/>
      <text:p text:style-name="P4">Parameters to pass:</text:p>
      <text:p text:style-name="P4"/>
      <text:p text:style-name="P5"><text:tab/>$_POST[‘username’]</text:p>
      <text:p text:style-name="P5"><text:tab/><text:span text:style-name="T6">$_POST[‘advID’]</text:span></text:p>
      <text:p text:style-name="P5"/>
      <text:p text:style-name="P8">URL:</text:p>
      <text:p text:style-name="P8"><text:tab/></text:p>
      <text:p text:style-name="P14"><text:span text:style-name="T9"><text:tab/>https://rentappservice.000webhost.com/</text:span><text:span text:style-name="T4">addFavouriteService</text:span> .<text:span text:style-name="T6">php</text:span></text:p>
      <text:p text:style-name="P5"/>
      <text:p text:style-name="P8">Returns:</text:p>
      <text:p text:style-name="P8"/>
      <text:p text:style-name="P8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55:19.562000000</meta:creation-date>
    <dc:date>2017-08-29T20:14:13.841000000</dc:date>
    <meta:editing-duration>PT7M21S</meta:editing-duration>
    <meta:editing-cycles>4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70" meta:word-count="122" meta:character-count="1321" meta:non-whitespace-character-count="1232"/>
  </office:meta>
</office:document-meta>
</file>